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copy of my résumé is optimized for ATS (Applicant Tracking System) compatibility. Follow one of the links above for one that is intended for interviewers.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nalysis, architecture, authentication, authorization, automation, automation, aws, building platforms, ci/cd, cloud, code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1:46:07Z</meta:creation-date>
    <dc:date>2025-01-27T01:46:07Z</dc:date>
  </office:meta>
</office:document-meta>
</file>